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2_9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12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Typescript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M. Spitz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November 8, 1892</text:p>
      <text:p text:style-name="P5">Month<text:tab/><text:tab/><text:tab/><text:tab/><text:tab/><text:tab/>November</text:p>
      <text:p text:style-name="P5">Year<text:tab/><text:tab/><text:tab/><text:tab/><text:tab/><text:tab/>1892</text:p>
      <text:p text:style-name="P5">Hebrew Date<text:tab/><text:tab/><text:tab/><text:tab/><text:tab/></text:p>
      <text:p text:style-name="P5">Undated</text:p>
      <text:p text:style-name="P5">City<text:tab/><text:tab/><text:tab/><text:tab/><text:tab/><text:tab/>St. Louis</text:p>
      <text:p text:style-name="P5">State<text:tab/><text:tab/><text:tab/><text:tab/><text:tab/><text:tab/>MO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Letter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To/ Rev. Dr. S. Morais,/ Philadelphia, Pa.,/</text:p>
      <text:p text:style-name="P3"><text:tab/>OFFICE OF/</text:p>
      <text:p text:style-name="P3">"The Jewish Voice,"/</text:p>
      <text:p text:style-name="P3">Rabbi M. SPITZ, Editor and Publisher./</text:p>
      <text:p text:style-name="P3">P. O. Box, 808./</text:p>
      <text:p text:style-name="P3">St. Louis, Nov. 8th, 1892./</text:p>
      <text:p text:style-name="P2">Dear Sir and Colleague:--/</text:p>
      <text:p text:style-name="P2"><text:tab/>For the first time in the history of Jewish Journalism/ in this city, THE JEWISH VOICE, upon the completion of the fifth year of its/ existence, will, in the first week of January next, issue a grand anniversary/ number, such as should reflect credit upon the Jewish Press of America./ <text:s/>I would kindly ask of you a contribution--no matter on what subject it may/ treat--and I can assure you, you will be in excellent company, as many of my/ learned colleagues will lend me their aid in this matter. <text:s/>I feel that my/ appeal to you in this matter will not be in vain, and that you will very speedily/ respond favorably. <text:s/>I calculate the paper will be about 40 pages, typograph-/ically excellent and with your kind aid and that <text:soft-page-break/>of my other brethren I shall be en-/abled to make it exceptionally good also in a literary sense./</text:p>
      <text:p text:style-name="P2"><text:tab/>I must make arrangements at this early date, and therefore I beg you/ to inform me of your willingness very soon to favor me with an article, the/ length of which is entirely left to you: the longer the better./</text:p>
      <text:p text:style-name="P2"><text:tab/>Thanking you in advance, and assuring you of my sincerest desire,/ to serve you in return, I am,/ Faithfully yours,/ M. Spitz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7T12:44:45.65</meta:creation-date>
    <meta:document-statistic meta:table-count="0" meta:image-count="0" meta:object-count="0" meta:page-count="3" meta:paragraph-count="70" meta:word-count="410" meta:character-count="2611"/>
    <dc:date>2011-12-07T12:56:45.52</dc:date>
    <dc:creator>Penn Libraries</dc:creator>
    <meta:editing-duration>PT00H11M59S</meta:editing-duration>
    <meta:editing-cycles>1</meta:editing-cycles>
    <meta:generator>OpenOffice.org/3.2$Win32 OpenOffice.org_project/320m12$Build-9483</meta:generator>
  </office:meta>
</office:document-meta>
</file>